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43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681in"/>
    </style:style>
    <style:style style:name="Table1.B" style:family="table-column">
      <style:table-column-properties style:column-width="0.9118in"/>
    </style:style>
    <style:style style:name="Table1.C" style:family="table-column">
      <style:table-column-properties style:column-width="2.6951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2.062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" fo:background-color="#999999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1" style:family="table-cell">
      <style:table-cell-properties style:vertical-align="" fo:background-color="#999999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1.A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 style:data-style-name="N1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 style:snap-to-layout-grid="false"/>
      <style:text-properties style:font-name="Arial" fo:font-size="10pt" fo:font-weight="bold" officeooo:paragraph-rsid="0019ee73" style:font-size-asian="10pt" style:font-weight-asian="bold" style:font-size-complex="10pt"/>
    </style:style>
    <style:style style:name="P2" style:family="paragraph" style:parent-style-name="Standard">
      <style:text-properties officeooo:paragraph-rsid="0019ee73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officeooo:rsid="000e6f98" officeooo:paragraph-rsid="0019ee73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officeooo:rsid="00484253" officeooo:paragraph-rsid="0019ee73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officeooo:rsid="005721ef" officeooo:paragraph-rsid="0019ee73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officeooo:rsid="005a26e8" officeooo:paragraph-rsid="0019ee73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officeooo:rsid="0017f474" officeooo:paragraph-rsid="0019ee73" style:font-size-asian="10pt" style:font-size-complex="10pt"/>
    </style:style>
    <style:style style:name="P8" style:family="paragraph" style:parent-style-name="Table_20_Contents">
      <style:text-properties style:font-name="Arial" fo:font-size="10pt" officeooo:paragraph-rsid="0019ee73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bold" officeooo:rsid="000ebeac" officeooo:paragraph-rsid="0019ee73" style:font-size-asian="10pt" style:font-weight-asian="bold" style:font-size-complex="10pt"/>
    </style:style>
    <style:style style:name="P10" style:family="paragraph" style:parent-style-name="Table_20_Contents">
      <style:text-properties style:font-name="Arial" fo:font-size="10pt" fo:font-weight="bold" officeooo:rsid="000ebeac" officeooo:paragraph-rsid="0019ee73" style:font-size-asian="10pt" style:font-weight-asian="bold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fo:font-weight="bold" officeooo:rsid="00292b71" officeooo:paragraph-rsid="0019ee73" style:font-size-asian="10pt" style:font-weight-asian="bold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bold" officeooo:rsid="00558eb0" officeooo:paragraph-rsid="0019ee73" style:font-size-asian="10pt" style:font-weight-asian="bold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officeooo:rsid="001b3ae8" officeooo:paragraph-rsid="001b3ae8" style:font-name-asian="Liberation Serif" style:font-size-asian="10pt" style:font-name-complex="Liberation Serif" style:font-size-complex="10pt"/>
    </style:style>
    <style:style style:name="T1" style:family="text">
      <style:text-properties officeooo:rsid="005da519"/>
    </style:style>
    <style:style style:name="T2" style:family="text">
      <style:text-properties officeooo:rsid="0060763a"/>
    </style:style>
    <style:style style:name="T3" style:family="text">
      <style:text-properties officeooo:rsid="001b3ae8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file-name text:display="full">C:\Users\gwbro\Documents\GitHub\PatsLifeGit\PatsLife\pic\Friends\PicInventoryFR.odt</text:file-name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#</text:p>
          </table:table-cell>
          <table:table-cell table:style-name="Table1.B1" office:value-type="string">
            <text:p text:style-name="P9"><text:s/><text:span text:style-name="T1">00 ?Date</text:span></text:p>
          </table:table-cell>
          <table:table-cell table:style-name="Table1.C1" office:value-type="string">
            <text:p text:style-name="P10">Dsn.jpg</text:p>
          </table:table-cell>
          <table:table-cell table:style-name="Table1.C1" office:value-type="string">
            <text:p text:style-name="P11"><text:s/>Fig #</text:p>
          </table:table-cell>
          <table:table-cell table:style-name="Table1.C1" office:value-type="string">
            <text:p text:style-name="P12">ALT</text:p>
          </table:table-cell>
        </table:table-row>
        <table:table-row table:style-name="Table1.1">
          <table:table-cell table:style-name="Table1.A2" office:value-type="string">
            <text:p text:style-name="P1"><text:sequence text:ref-name="refTable0" text:name="Table" text:formula="ooow:Table+1" style:num-format="1">1</text:sequence></text:p>
          </table:table-cell>
          <table:table-cell table:style-name="Table1.B2" office:value-type="string">
            <text:p text:style-name="P4">19<text:span text:style-name="T3">50-06-01</text:span></text:p>
          </table:table-cell>
          <table:table-cell table:style-name="Table1.C2" office:value-type="string">
            <text:p text:style-name="P8">E-AnnJohnsonPatBirdBettyBird</text:p>
          </table:table-cell>
          <table:table-cell table:style-name="Table1.D2" office:value-type="float" office:value="2">
            <text:p text:style-name="P13">2</text:p>
          </table:table-cell>
          <table:table-cell table:style-name="Table1.E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"><text:sequence text:ref-name="refTable1" text:name="Table" text:formula="ooow:Table+1" style:num-format="1">2</text:sequence></text:p>
          </table:table-cell>
          <table:table-cell table:style-name="Table1.B2" office:value-type="string">
            <text:p text:style-name="P6">19<text:span text:style-name="T3">48-06-01</text:span></text:p>
          </table:table-cell>
          <table:table-cell table:style-name="Table1.C3" office:value-type="string">
            <text:p text:style-name="P8">E-PatChildSteps1940s_50s</text:p>
          </table:table-cell>
          <table:table-cell table:style-name="Table1.D3" office:value-type="float" office:value="1">
            <text:p text:style-name="P13">1</text:p>
          </table:table-cell>
          <table:table-cell table:style-name="Table1.E3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  <table:table-cell table:style-name="Table1.C3" office:value-type="string">
            <text:p text:style-name="P8"/>
          </table:table-cell>
          <table:table-cell table:style-name="Table1.D4">
            <text:p text:style-name="P13"/>
          </table:table-cell>
          <table:table-cell table:style-name="Table1.E3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6T20:28:48.821000000</meta:creation-date>
    <dc:date>2023-03-26T21:16:26.679000000</dc:date>
    <meta:editing-duration>PT47M36S</meta:editing-duration>
    <meta:editing-cycles>3</meta:editing-cycles>
    <meta:generator>LibreOffice/7.4.6.2$Windows_X86_64 LibreOffice_project/5b1f5509c2decdade7fda905e3e1429a67acd63d</meta:generator>
    <meta:document-statistic meta:table-count="1" meta:image-count="0" meta:object-count="0" meta:page-count="1" meta:paragraph-count="14" meta:word-count="16" meta:character-count="185" meta:non-whitespace-character-count="181"/>
  </office:meta>
</office:document-meta>
</file>